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fill="none" draw:fill-color="#ffffff" draw:textarea-vertical-align="middle" draw:shadow="hidden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 draw:shadow="hidden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none" draw:fill-color="#ffffff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fo:min-height="1.1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1.1cm" svg:height="4.8cm" svg:x="5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1cm" svg:x="2.1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7cm" svg:y1="3.1cm" svg:x2="2.7cm" svg:y2="4.5cm">
          <text:p/>
        </draw:line>
        <draw:line draw:style-name="gr2" draw:text-style-name="P1" draw:layer="layout" svg:x1="2.7cm" svg:y1="4.4cm" svg:x2="2cm" svg:y2="5.2cm">
          <text:p/>
        </draw:line>
        <draw:line draw:style-name="gr2" draw:text-style-name="P1" draw:layer="layout" svg:x1="2.7cm" svg:y1="4.4cm" svg:x2="3.2cm" svg:y2="5.2cm">
          <text:p/>
        </draw:line>
        <draw:line draw:style-name="gr2" draw:text-style-name="P1" draw:layer="layout" svg:x1="1.9cm" svg:y1="3.8cm" svg:x2="3.5cm" svg:y2="3.8cm">
          <text:p/>
        </draw:line>
        <draw:line draw:style-name="gr3" draw:text-style-name="P1" draw:layer="layout" svg:x1="6.7cm" svg:y1="4.1cm" svg:x2="12.6cm" svg:y2="4.1cm">
          <text:p/>
        </draw:line>
        <draw:custom-shape draw:style-name="gr1" draw:text-style-name="P1" xml:id="id1" draw:id="id1" draw:layer="layout" svg:width="1.1cm" svg:height="4.6cm" svg:x="12.9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4cm" svg:height="0.8cm" svg:x="11.1cm" svg:y="1.8cm">
          <text:p text:style-name="P1"><text:span text:style-name="T1">Applicazione Titanic Assistanc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5cm" svg:y1="3.3cm" svg:x2="14.3cm" svg:y2="2.6cm" draw:start-shape="id1" draw:start-glue-point="0" draw:end-shape="id2" draw:end-glue-point="2" svg:d="M13450 3300v-350h850v-350" svg:viewBox="0 0 851 701">
          <text:p/>
        </draw:connector>
        <draw:line draw:style-name="gr3" draw:text-style-name="P1" draw:layer="layout" svg:x1="12.6cm" svg:y1="7.1cm" svg:x2="6.7cm" svg:y2="7.1cm">
          <text:p/>
        </draw:line>
        <draw:custom-shape draw:style-name="gr4" draw:text-style-name="P2" xml:id="id4" draw:id="id4" draw:layer="layout" svg:width="2.9cm" svg:height="0.8cm" svg:x="5.6cm" svg:y="1.7cm">
          <text:p text:style-name="P1"><text:span text:style-name="T1">Utent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65cm" svg:y1="3.4cm" svg:x2="7.05cm" svg:y2="2.5cm" draw:start-shape="id3" draw:start-glue-point="0" draw:end-shape="id4" draw:end-glue-point="2" svg:d="M5650 3400v-450h1400v-450" svg:viewBox="0 0 1401 901">
          <text:p/>
        </draw:connector>
        <draw:frame draw:style-name="gr6" draw:text-style-name="P3" draw:layer="layout" svg:width="5.2cm" svg:height="1.35cm" svg:x="7.1cm" svg:y="3.35cm">
          <draw:text-box>
            <text:p><text:span text:style-name="T2">Selezione problema</text:span></text:p>
          </draw:text-box>
        </draw:frame>
        <draw:frame draw:style-name="gr6" draw:text-style-name="P3" draw:layer="layout" svg:width="2.8cm" svg:height="1.35cm" svg:x="8.3cm" svg:y="6.35cm">
          <draw:text-box>
            <text:p><text:span text:style-name="T2">Soluzione</text:span></text:p>
          </draw:text-box>
        </draw:frame>
        <draw:custom-shape draw:style-name="gr1" draw:text-style-name="P1" xml:id="id7" draw:id="id7" draw:layer="layout" svg:width="1.1cm" svg:height="5.8cm" svg:x="4.9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1cm" svg:x="1.9cm" svg:y="9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5cm" svg:y1="11cm" svg:x2="2.5cm" svg:y2="12.4cm">
          <text:p/>
        </draw:line>
        <draw:line draw:style-name="gr2" draw:text-style-name="P1" draw:layer="layout" svg:x1="2.5cm" svg:y1="12.3cm" svg:x2="1.8cm" svg:y2="13.1cm">
          <text:p/>
        </draw:line>
        <draw:line draw:style-name="gr2" draw:text-style-name="P1" draw:layer="layout" svg:x1="2.5cm" svg:y1="12.3cm" svg:x2="3cm" svg:y2="13.1cm">
          <text:p/>
        </draw:line>
        <draw:line draw:style-name="gr2" draw:text-style-name="P1" draw:layer="layout" svg:x1="1.7cm" svg:y1="11.7cm" svg:x2="3.3cm" svg:y2="11.7cm">
          <text:p/>
        </draw:line>
        <draw:line draw:style-name="gr3" draw:text-style-name="P1" draw:layer="layout" svg:x1="6.5cm" svg:y1="12cm" svg:x2="12.4cm" svg:y2="12cm">
          <text:p/>
        </draw:line>
        <draw:custom-shape draw:style-name="gr1" draw:text-style-name="P1" xml:id="id5" draw:id="id5" draw:layer="layout" svg:width="1.1cm" svg:height="4.6cm" svg:x="12.7cm" svg:y="1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6.4cm" svg:height="0.8cm" svg:x="10.9cm" svg:y="9.7cm">
          <text:p text:style-name="P1"><text:span text:style-name="T1">Applicazione Titanic Assistanc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25cm" svg:y1="11.2cm" svg:x2="14.1cm" svg:y2="10.5cm" draw:start-shape="id5" draw:start-glue-point="0" draw:end-shape="id6" draw:end-glue-point="2" svg:d="M13250 11200v-350h850v-350" svg:viewBox="0 0 851 701">
          <text:p/>
        </draw:connector>
        <draw:custom-shape draw:style-name="gr4" draw:text-style-name="P2" xml:id="id8" draw:id="id8" draw:layer="layout" svg:width="2.9cm" svg:height="0.8cm" svg:x="5.4cm" svg:y="9.6cm">
          <text:p text:style-name="P1"><text:span text:style-name="T1">Utent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5cm" svg:y1="11.3cm" svg:x2="6.85cm" svg:y2="10.4cm" draw:start-shape="id7" draw:start-glue-point="0" draw:end-shape="id8" draw:end-glue-point="2" svg:d="M5450 11300v-450h1400v-450" svg:viewBox="0 0 1401 901">
          <text:p/>
        </draw:connector>
        <draw:frame draw:style-name="gr6" draw:text-style-name="P3" draw:layer="layout" svg:width="5.2cm" svg:height="1.35cm" svg:x="6.9cm" svg:y="11.25cm">
          <draw:text-box>
            <text:p><text:span text:style-name="T2">Selezione problema</text:span></text:p>
          </draw:text-box>
        </draw:frame>
        <draw:custom-shape draw:style-name="gr1" draw:text-style-name="P1" xml:id="id9" draw:id="id9" draw:layer="layout" svg:width="1.1cm" svg:height="6.1cm" svg:x="18.4cm" svg:y="1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2cm" svg:y1="11.9cm" svg:x2="18.3cm" svg:y2="11.9cm">
          <text:p/>
        </draw:line>
        <draw:frame draw:style-name="gr6" draw:text-style-name="P3" draw:layer="layout" svg:width="2.9cm" svg:height="1.361cm" svg:x="14.8cm" svg:y="10.639cm">
          <draw:text-box>
            <text:p><text:span text:style-name="T2">Codice e Chiamata</text:span></text:p>
          </draw:text-box>
        </draw:frame>
        <draw:line draw:style-name="gr3" draw:text-style-name="P1" draw:layer="layout" svg:x1="18.3cm" svg:y1="16.7cm" svg:x2="6.6cm" svg:y2="16.7cm">
          <text:p/>
        </draw:line>
        <draw:frame draw:style-name="gr6" draw:text-style-name="P3" draw:layer="layout" svg:width="5.2cm" svg:height="1.35cm" svg:x="7.3cm" svg:y="15.9cm">
          <draw:text-box>
            <text:p><text:span text:style-name="T2">Soluzione</text:span></text:p>
          </draw:text-box>
        </draw:frame>
        <draw:custom-shape draw:style-name="gr4" draw:text-style-name="P2" xml:id="id10" draw:id="id10" draw:layer="layout" svg:width="3.4cm" svg:height="0.8cm" svg:x="18.3cm" svg:y="9.6cm">
          <text:p text:style-name="P1"><text:span text:style-name="T1">Assistenz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95cm" svg:y1="11cm" svg:x2="20cm" svg:y2="10.4cm" draw:start-shape="id9" draw:start-glue-point="0" draw:end-shape="id10" draw:end-glue-point="2" svg:d="M18950 11000v-300h1050v-300" svg:viewBox="0 0 105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6-19T16:38:52.364651767</meta:creation-date>
    <dc:date>2015-06-20T10:15:10.203000000</dc:date>
    <meta:editing-duration>PT7S</meta:editing-duration>
    <meta:editing-cycles>2</meta:editing-cycles>
    <meta:generator>LibreOffice/4.2.2.1$Windows_x86 LibreOffice_project/3be8cda0bddd8e430d8cda1ebfd581265cca5a0f</meta:generator>
    <meta:document-statistic meta:object-count="35"/>
  </office:meta>
</office:document-meta>
</file>